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076cm" draw:marker-end-width="0.076cm" draw:fill="none" draw:textarea-horizontal-align="justify" draw:textarea-vertical-align="middle" draw:auto-grow-height="false" fo:min-height="0.379cm" fo:min-width="2.105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152cm" draw:marker-end-width="0.152cm" draw:fill="none" draw:textarea-horizontal-align="justify" draw:textarea-vertical-align="middle" draw:auto-grow-height="false" fo:min-height="0.894cm" fo:min-width="2.231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152cm" draw:marker-end-width="0.152cm" draw:fill="none" draw:textarea-horizontal-align="justify" draw:textarea-vertical-align="middle" draw:auto-grow-height="false" fo:min-height="0.47cm" fo:min-width="2.105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076cm" draw:marker-end="Arrow" draw:marker-end-width="0.356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152cm" draw:marker-end="Arrow" draw:marker-end-width="0.356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draw:marker-start-width="0.152cm" draw:marker-end-width="0.152cm" draw:fill="none" draw:textarea-horizontal-align="justify" draw:textarea-vertical-align="middle" draw:auto-grow-height="false" fo:min-height="1.782cm" fo:min-width="4.226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152cm" draw:marker-end-width="0.152cm" draw:fill="none" draw:textarea-horizontal-align="justify" draw:textarea-vertical-align="middle" draw:auto-grow-height="false" fo:min-height="0.894cm" fo:min-width="2.168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draw:marker-start-width="0.152cm" draw:marker-end-width="0.152cm" draw:fill="none" draw:textarea-horizontal-align="justify" draw:textarea-vertical-align="middle" draw:auto-grow-height="false" fo:min-height="0.47cm" fo:min-width="2.285c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draw:marker-start-width="0.152cm" draw:marker-end-width="0.152cm" draw:fill="none" draw:textarea-horizontal-align="justify" draw:textarea-vertical-align="middle" draw:auto-grow-height="false" fo:min-height="1.147cm" fo:min-width="4.326cm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draw:marker-start-width="0.152cm" draw:marker-end="Arrow" draw:marker-end-width="0.356cm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3" style:family="paragraph"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683cm" svg:height="0.889cm" svg:x="8.112cm" svg:y="3.713cm">
          <text:p text:style-name="P1"><text:span text:style-name="T1">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5.461cm" svg:height="2.286cm" svg:x="7.223cm" svg:y="5.953cm">
          <text:p text:style-name="P1"><text:span text:style-name="T1">Client has sent user</text:span></text:p>
          <text:p text:style-name="P1"><text:span text:style-name="T1">tracking cooki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3" draw:id="id3" draw:layer="layout" svg:width="3.683cm" svg:height="1.016cm" svg:x="3.667cm" svg:y="8.874cm">
          <text:p text:style-name="P1"><text:span text:style-name="T1">Access gran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9.953cm" svg:y1="4.602cm" svg:x2="9.954cm" svg:y2="5.953cm" draw:start-shape="id1" draw:start-glue-point="8" draw:end-shape="id2" draw:end-glue-point="4" svg:d="M9953 4602v676h1v675" svg:viewBox="0 0 2 1352">
          <text:p/>
        </draw:connector>
        <draw:connector draw:style-name="gr5" draw:text-style-name="P3" draw:layer="layout" svg:x1="7.223cm" svg:y1="7.096cm" svg:x2="5.508cm" svg:y2="8.874cm" draw:start-shape="id2" draw:start-glue-point="5" draw:end-shape="id3" draw:end-glue-point="4" svg:d="M7223 7096h-1715v1778" svg:viewBox="0 0 1716 1779">
          <text:p text:style-name="P1"><text:span text:style-name="T1">YES</text:span></text:p>
        </draw:connector>
        <draw:custom-shape draw:style-name="gr6" draw:text-style-name="P2" xml:id="id4" draw:id="id4" draw:layer="layout" svg:width="4.726cm" svg:height="2.032cm" svg:x="12.276cm" svg:y="8.493cm">
          <text:p text:style-name="P1"><text:span text:style-name="T1">Create user tracking</text:span><text:span text:style-name="T1"><text:line-break/></text:span><text:span text:style-name="T1">cookie and redirect </text:span><text:span text:style-name="T1"><text:line-break/></text:span><text:span text:style-name="T1">to error docu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2.684cm" svg:y1="7.096cm" svg:x2="14.639cm" svg:y2="8.493cm" draw:start-shape="id2" draw:start-glue-point="7" draw:end-shape="id4" draw:end-glue-point="0" svg:d="M12684 7096h1955v1397" svg:viewBox="0 0 1956 1398">
          <text:p text:style-name="P1"><text:span text:style-name="T1">NO</text:span></text:p>
        </draw:connector>
        <draw:custom-shape draw:style-name="gr7" draw:text-style-name="P2" xml:id="id6" draw:id="id6" draw:layer="layout" svg:width="5.334cm" svg:height="2.286cm" svg:x="7.35cm" svg:y="12.176cm">
          <text:p text:style-name="P1"><text:span text:style-name="T1">Client has sent user</text:span></text:p>
          <text:p text:style-name="P1"><text:span text:style-name="T1">tracking cooki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14.643cm" svg:y1="16.367cm" svg:x2="11.795cm" svg:y2="4.157cm" draw:start-shape="id5" draw:start-glue-point="2" draw:end-shape="id1" draw:end-glue-point="10" svg:d="M14643 16367v525h2939v-12735h-5787" svg:viewBox="0 0 5788 12736">
          <text:p/>
        </draw:connector>
        <draw:custom-shape draw:style-name="gr8" draw:text-style-name="P2" xml:id="id7" draw:id="id7" draw:layer="layout" svg:width="3.937cm" svg:height="1.016cm" svg:x="3.667cm" svg:y="15.051cm">
          <text:p text:style-name="P1"><text:span text:style-name="T1">Show error pa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svg:x1="7.35cm" svg:y1="13.319cm" svg:x2="5.636cm" svg:y2="15.051cm" draw:start-shape="id6" draw:start-glue-point="5" draw:end-shape="id7" draw:end-glue-point="4" svg:d="M7350 13319h-1714v1732" svg:viewBox="0 0 1715 1733">
          <text:p text:style-name="P1"><text:span text:style-name="T1">NO</text:span></text:p>
        </draw:connector>
        <draw:custom-shape draw:style-name="gr9" draw:text-style-name="P2" xml:id="id5" draw:id="id5" draw:layer="layout" svg:width="4.826cm" svg:height="1.397cm" svg:x="12.23cm" svg:y="14.97cm">
          <text:p text:style-name="P1"><text:span text:style-name="T1">Redirect to initial 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2.684cm" svg:y1="13.319cm" svg:x2="14.643cm" svg:y2="14.97cm" draw:start-shape="id6" draw:start-glue-point="7" draw:end-shape="id5" draw:end-glue-point="0" svg:d="M12684 13319h1959v1651" svg:viewBox="0 0 1960 1652">
          <text:p text:style-name="P1"><text:span text:style-name="T1">YES</text:span></text:p>
        </draw:connector>
        <draw:connector draw:style-name="gr10" draw:text-style-name="P3" draw:layer="layout" svg:x1="14.639cm" svg:y1="10.525cm" svg:x2="10.017cm" svg:y2="12.176cm" draw:start-shape="id4" draw:start-glue-point="2" draw:end-shape="id6" draw:end-glue-point="4" svg:d="M14639 10525v826h-4622v825" svg:viewBox="0 0 4623 16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9T18:20:00.544227370</meta:creation-date>
    <dc:date>2018-04-19T20:48:11.264941532</dc:date>
    <meta:editing-duration>PT19M18S</meta:editing-duration>
    <meta:editing-cycles>3</meta:editing-cycles>
    <meta:generator>LibreOffice/5.1.6.2$Linux_X86_64 LibreOffice_project/10m0$Build-2</meta:generator>
    <meta:document-statistic meta:object-count="14"/>
  </office:meta>
</office:document-meta>
</file>